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LZWDecoder.addStringToTable( byte [ ] 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FFLZWDecoder.getNext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FFLZWDecoder.decode( byte [ ] data , byte [ ] uncompData , int 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TIFFLZWDecoder.writeString( byte [ ]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FFLZWDecoder.composeString( byte [ ] oldString , byte new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LZWDecoder.addStringToTable( byte [ ] oldString , byte new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IFFLZWDecoder.TIFFLZWDecoder( int w , int predictor , int samplesPerPix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FFLZWDecoder.initializeString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